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in"/>
    </style:style>
    <style:style style:name="co2" style:family="table-column">
      <style:table-column-properties fo:break-before="auto" style:column-width="0.1575in"/>
    </style:style>
    <style:style style:name="co3" style:family="table-column">
      <style:table-column-properties fo:break-before="auto" style:column-width="0.0193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4.088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752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0598in" fo:break-before="auto" style:use-optimal-row-height="false"/>
    </style:style>
    <style:style style:name="ro8" style:family="table-row">
      <style:table-row-properties style:row-height="0.0193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ro10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3201in" fo:break-before="auto" style:use-optimal-row-height="false"/>
    </style:style>
    <style:style style:name="ro12" style:family="table-row">
      <style:table-row-properties style:row-height="0.0591in" fo:break-before="auto" style:use-optimal-row-height="false"/>
    </style:style>
    <style:style style:name="ro13" style:family="table-row">
      <style:table-row-properties style:row-height="0.1402in" fo:break-before="auto" style:use-optimal-row-height="false"/>
    </style:style>
    <style:style style:name="ro14" style:family="table-row">
      <style:table-row-properties style:row-height="0.1811in" fo:break-before="auto" style:use-optimal-row-height="false"/>
    </style:style>
    <style:style style:name="ro15" style:family="table-row">
      <style:table-row-properties style:row-height="0.1374in" fo:break-before="auto" style:use-optimal-row-height="false"/>
    </style:style>
    <style:style style:name="ro16" style:family="table-row">
      <style:table-row-properties style:row-height="0.2098in" fo:break-before="auto" style:use-optimal-row-height="false"/>
    </style:style>
    <style:style style:name="ro17" style:family="table-row">
      <style:table-row-properties style:row-height="0.0201in" fo:break-before="auto" style:use-optimal-row-height="false"/>
    </style:style>
    <style:style style:name="ro18" style:family="table-row">
      <style:table-row-properties style:row-height="0.628in" fo:break-before="auto" style:use-optimal-row-height="false"/>
    </style:style>
    <style:style style:name="ro19" style:family="table-row">
      <style:table-row-properties style:row-height="0.6402in" fo:break-before="auto" style:use-optimal-row-height="false"/>
    </style:style>
    <style:style style:name="ro20" style:family="table-row">
      <style:table-row-properties style:row-height="0.6374in" fo:break-before="auto" style:use-optimal-row-height="false"/>
    </style:style>
    <style:style style:name="ro21" style:family="table-row">
      <style:table-row-properties style:row-height="0.7992in" fo:break-before="auto" style:use-optimal-row-height="false"/>
    </style:style>
    <style:style style:name="ro22" style:family="table-row">
      <style:table-row-properties style:row-height="0.4882in" fo:break-before="auto" style:use-optimal-row-height="false"/>
    </style:style>
    <style:style style:name="ro23" style:family="table-row">
      <style:table-row-properties style:row-height="0.672in" fo:break-before="auto" style:use-optimal-row-height="true"/>
    </style:style>
    <style:style style:name="ro24" style:family="table-row">
      <style:table-row-properties style:row-height="0.5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6" style:family="table-cell" style:parent-style-name="Default" style:data-style-name="N37">
      <style:text-properties fo:color="#000000"/>
    </style:style>
    <style:style style:name="ce7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000000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000000"/>
    </style:style>
    <style:style style:name="ce10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ext-properties fo:color="#000000" fo:font-size="14pt" style:font-size-asian="14pt" style:font-size-complex="14pt"/>
    </style:style>
    <style:style style:name="ce16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fo:background-color="#cccccc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>
      <style:table-cell-properties fo:background-color="#dddddd"/>
      <style:text-properties fo:color="#000000"/>
    </style:style>
    <style:style style:name="ce20" style:family="table-cell" style:parent-style-name="Default">
      <style:table-cell-properties fo:background-color="#cccccc"/>
      <style:text-properties fo:color="#000000" style:font-name="Arial"/>
    </style:style>
    <style:style style:name="ce21" style:family="table-cell" style:parent-style-name="Default">
      <style:text-properties fo:color="#000000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3" style:family="table-cell" style:parent-style-name="Default">
      <style:text-properties fo:color="#000000" style:font-name="Arial"/>
    </style:style>
    <style:style style:name="ce24" style:family="table-cell" style:parent-style-name="Default">
      <style:text-properties fo:color="#000000" fo:font-size="8pt" style:font-size-asian="8pt" style:font-size-complex="8pt"/>
    </style:style>
    <style:style style:name="ce25" style:family="table-cell" style:parent-style-name="Default">
      <style:table-cell-properties fo:wrap-option="no-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000000" style:text-outline="false" style:text-line-through-styl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28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color="#000000"/>
    </style:style>
    <style:style style:name="ce30" style:family="table-cell" style:parent-style-name="Default">
      <style:table-cell-properties fo:wrap-option="wrap"/>
      <style:text-properties fo:color="#000000" style:font-name="Arial" fo:font-size="10pt" style:font-size-asian="10pt" style:font-size-complex="10pt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in"/>
      <style:text-properties fo:color="#000000" style:font-name="Arial" fo:font-size="10pt" style:font-size-asian="10pt" style:font-size-complex="10pt"/>
    </style:style>
    <style:style style:name="ce34" style:family="table-cell" style:parent-style-name="Default">
      <style:table-cell-properties fo:wrap-option="wrap"/>
      <style:text-properties fo:color="#000000"/>
    </style:style>
    <style:style style:name="ce35" style:family="table-cell" style:parent-style-name="Default">
      <style:table-cell-properties fo:background-color="transparent" fo:wrap-option="wrap"/>
      <style:text-properties fo: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59" table:default-cell-style-name="ce14"/>
        <table:table-row table:style-name="ro1">
          <table:table-cell table:style-name="ce1" office:value-type="string">
            <text:p>Curriculum Vitae</text:p>
          </table:table-cell>
          <table:table-cell table:style-name="ce15"/>
          <table:table-cell table:number-columns-repeated="62"/>
        </table:table-row>
        <table:table-row table:style-name="ro2">
          <table:table-cell table:style-name="ce2"/>
          <table:table-cell table:number-columns-repeated="63"/>
        </table:table-row>
        <table:table-row table:style-name="ro3">
          <table:table-cell table:style-name="ce3" office:value-type="string">
            <text:p>Personal Information</text:p>
          </table:table-cell>
          <table:table-cell table:style-name="ce16"/>
          <table:table-cell table:style-name="ce17"/>
          <table:table-cell table:number-columns-repeated="61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Name</text:p>
          </table:table-cell>
          <table:table-cell/>
          <table:table-cell table:style-name="ce17"/>
          <table:table-cell/>
          <table:table-cell office:value-type="string">
            <text:p>Hinz, Tobias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E-Mail</text:p>
          </table:table-cell>
          <table:table-cell/>
          <table:table-cell table:style-name="ce17"/>
          <table:table-cell/>
          <table:table-cell office:value-type="string">
            <text:p><text:a xlink:href="mailto:tob.hinz@gmail.com">tob.hinz@gmail.com</text:a>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Personal Website</text:p>
          </table:table-cell>
          <table:table-cell/>
          <table:table-cell table:style-name="ce17"/>
          <table:table-cell/>
          <table:table-cell office:value-type="string">
            <text:p><text:a xlink:href="https://www.tobiashinz.com/">https://www.tobiashinz.com</text:a>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LinkedIn</text:p>
          </table:table-cell>
          <table:table-cell/>
          <table:table-cell table:style-name="ce17"/>
          <table:table-cell/>
          <table:table-cell office:value-type="string">
            <text:p><text:a xlink:href="https://www.linkedin.com/in/tobias-hinz-397881123">https://www.linkedin.com/in/tobias-hinz-397881123</text:a>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Google Scholar</text:p>
          </table:table-cell>
          <table:table-cell/>
          <table:table-cell table:style-name="ce17"/>
          <table:table-cell/>
          <table:table-cell office:value-type="string">
            <text:p><text:a xlink:href="https://scholar.google.de/citations?user=SugTw28AAAAJ">https://scholar.google.de/citations?user=SugTw28AAAAJ</text:a>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Github</text:p>
          </table:table-cell>
          <table:table-cell/>
          <table:table-cell table:style-name="ce17"/>
          <table:table-cell/>
          <table:table-cell office:value-type="string">
            <text:p><text:a xlink:href="https://github.com/tohinz/">https://github.com/tohinz/</text:a>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8">
          <table:table-cell table:style-name="ce2"/>
          <table:table-cell table:style-name="ce17" table:number-columns-repeated="2"/>
          <table:table-cell table:number-columns-repeated="61"/>
        </table:table-row>
        <table:table-row table:style-name="ro9">
          <table:table-cell table:style-name="ce2"/>
          <table:table-cell table:number-columns-repeated="63"/>
        </table:table-row>
        <table:table-row table:style-name="ro3">
          <table:table-cell table:style-name="ce3" office:value-type="string">
            <text:p>Education</text:p>
          </table:table-cell>
          <table:table-cell table:style-name="ce17" table:number-columns-repeated="2"/>
          <table:table-cell table:number-columns-repeated="61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10">
          <table:table-cell table:style-name="ce2" office:value-type="string">
            <text:p>April 2017 – April 2021</text:p>
          </table:table-cell>
          <table:table-cell/>
          <table:table-cell table:style-name="ce17"/>
          <table:table-cell/>
          <table:table-cell office:value-type="string">
            <text:p>PhD, <text:a xlink:href="https://www.inf.uni-hamburg.de/en/inst/ab/wtm/">Knowledge Technology</text:a></text:p>
          </table:table-cell>
          <table:table-cell table:number-columns-repeated="59"/>
        </table:table-row>
        <table:table-row table:style-name="ro10">
          <table:table-cell table:style-name="ce2" office:value-type="string">
            <text:p>Doctor of Philosophy</text:p>
          </table:table-cell>
          <table:table-cell/>
          <table:table-cell table:style-name="ce17"/>
          <table:table-cell/>
          <table:table-cell office:value-type="string">
            <text:p>University of Hamburg, Germany</text:p>
          </table:table-cell>
          <table:table-cell table:number-columns-repeated="59"/>
        </table:table-row>
        <table:table-row table:style-name="ro11">
          <table:table-cell table:style-name="ce2"/>
          <table:table-cell/>
          <table:table-cell table:style-name="ce17"/>
          <table:table-cell/>
          <table:table-cell office:value-type="string">
            <text:p>Thesis: <text:span text:style-name="T1"><text:a xlink:href="https://ediss.sub.uni-hamburg.de/handle/ediss/8995">Disentanglement, Compositionality, Specification:</text:a></text:span></text:p>
            <text:p><text:span text:style-name="T1"><text:a xlink:href="https://ediss.sub.uni-hamburg.de/handle/ediss/8995">Representation Learning with Generative Adversarial Networks</text:a></text:span>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6">
          <table:table-cell table:style-name="ce2" office:value-type="string">
            <text:p>October 2014 – November 2016</text:p>
          </table:table-cell>
          <table:table-cell/>
          <table:table-cell table:style-name="ce17"/>
          <table:table-cell/>
          <table:table-cell office:value-type="string">
            <text:p><text:a xlink:href="https://www.inf.uni-hamburg.de/studies/master/ias.html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2" office:value-type="string">
            <text:p>Master of Science</text:p>
          </table:table-cell>
          <table:table-cell/>
          <table:table-cell table:style-name="ce17"/>
          <table:table-cell/>
          <table:table-cell office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2"/>
          <table:table-cell/>
          <table:table-cell table:style-name="ce17"/>
          <table:table-cell office:value-type="string">
            <text:p><text:s/></text:p>
          </table:table-cell>
          <table:table-cell office:value-type="string">
            <text:p>Final Grade: 1.09 (best IAS degree of 2016)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September 2011 – July 2014</text:p>
          </table:table-cell>
          <table:table-cell/>
          <table:table-cell table:style-name="ce17"/>
          <table:table-cell/>
          <table:table-cell office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2" office:value-type="string">
            <text:p>Bachelor of Science</text:p>
          </table:table-cell>
          <table:table-cell/>
          <table:table-cell table:style-name="ce17"/>
          <table:table-cell/>
          <table:table-cell office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2"/>
          <table:table-cell/>
          <table:table-cell table:style-name="ce17"/>
          <table:table-cell/>
          <table:table-cell office:value-type="string">
            <text:p>Final Grade: 1.6 (among best 10%)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August 2013 – January 2013</text:p>
          </table:table-cell>
          <table:table-cell/>
          <table:table-cell table:style-name="ce17"/>
          <table:table-cell/>
          <table:table-cell office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2"/>
          <table:table-cell/>
          <table:table-cell table:style-name="ce17"/>
          <table:table-cell/>
          <table:table-cell office:value-type="string">
            <text:p>National University of Singapore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2001 – 2010</text:p>
          </table:table-cell>
          <table:table-cell/>
          <table:table-cell table:style-name="ce17"/>
          <table:table-cell/>
          <table:table-cell office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2" office:value-type="string">
            <text:p>High-School</text:p>
          </table:table-cell>
          <table:table-cell/>
          <table:table-cell table:style-name="ce17"/>
          <table:table-cell/>
          <table:table-cell office:value-type="string">
            <text:p>Schubart Gymnasium Ulm, Germany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8">
          <table:table-cell table:style-name="ce2"/>
          <table:table-cell table:style-name="ce17" table:number-columns-repeated="2"/>
          <table:table-cell table:number-columns-repeated="61"/>
        </table:table-row>
        <table:table-row table:style-name="ro9">
          <table:table-cell table:style-name="ce2"/>
          <table:table-cell table:number-columns-repeated="63"/>
        </table:table-row>
        <table:table-row table:style-name="ro3">
          <table:table-cell table:style-name="ce3" office:value-type="string">
            <text:p>Experience</text:p>
          </table:table-cell>
          <table:table-cell table:style-name="ce17" table:number-columns-repeated="2"/>
          <table:table-cell table:number-columns-repeated="61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10">
          <table:table-cell table:style-name="ce2" office:value-type="string">
            <text:p>June 2025 – Present</text:p>
          </table:table-cell>
          <table:table-cell/>
          <table:table-cell table:style-name="ce17"/>
          <table:table-cell/>
          <table:table-cell office:value-type="string">
            <text:p>Research Scientist at <text:a xlink:href="https://en.wikipedia.org/wiki/Meta_Superintelligence_Labs">Meta Superintelligence Labs</text:a></text:p>
          </table:table-cell>
          <table:table-cell table:number-columns-repeated="59"/>
        </table:table-row>
        <table:table-row table:style-name="ro13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Working on multimodal model capabilities for media generation</text:p>
          </table:table-cell>
          <table:table-cell table:number-columns-repeated="59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14">
          <table:table-cell table:style-name="ce2" office:value-type="string">
            <text:p>June 2023 – June 2025</text:p>
          </table:table-cell>
          <table:table-cell/>
          <table:table-cell table:style-name="ce17"/>
          <table:table-cell/>
          <table:table-cell office:value-type="string">
            <text:p>Technical Lead (<text:a xlink:href="https://www.adobe.com/sensei/generative-ai/firefly.html">Adobe Firefly</text:a>) at the <text:a xlink:href="https://www.adobe.com/sensei/generative-ai.html">GenAI and Sensei Team</text:a></text:p>
          </table:table-cell>
          <table:table-cell table:number-columns-repeated="59"/>
        </table:table-row>
        <table:table-row table:style-name="ro15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Overseeing the development of core foundational models for <text:a xlink:href="https://www.adobe.com/sensei/generative-ai/firefly.html">Adobe Firefly</text:a></text:p>
          </table:table-cell>
          <table:table-cell table:number-columns-repeated="59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14">
          <table:table-cell table:style-name="ce2" office:value-type="string">
            <text:p>January 2021 – May 2023</text:p>
          </table:table-cell>
          <table:table-cell/>
          <table:table-cell table:style-name="ce17"/>
          <table:table-cell/>
          <table:table-cell office:value-type="string">
            <text:p><text:a xlink:href="https://research.adobe.com/">Machine Learning Research Engineer at Adobe Research</text:a></text:p>
          </table:table-cell>
          <table:table-cell table:number-columns-repeated="59"/>
        </table:table-row>
        <table:table-row table:style-name="ro15">
          <table:table-cell table:style-name="Default"/>
          <table:table-cell/>
          <table:table-cell table:style-name="ce17"/>
          <table:table-cell/>
          <table:table-cell table:style-name="ce24" office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10">
          <table:table-cell table:style-name="ce2" office:value-type="string">
            <text:p>January 2019 – December 2020</text:p>
          </table:table-cell>
          <table:table-cell/>
          <table:table-cell table:style-name="ce17"/>
          <table:table-cell/>
          <table:table-cell office:value-type="string">
            <text:p><text:a xlink:href="https://www.crossmodal-learning.org/">Research Associate with the Crossmodal Learning Project</text:a></text:p>
          </table:table-cell>
          <table:table-cell table:number-columns-repeated="59"/>
        </table:table-row>
        <table:table-row table:style-name="ro15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/>
          <table:table-cell table:style-name="ce24"/>
          <table:table-cell table:number-columns-repeated="59"/>
        </table:table-row>
        <table:table-row table:style-name="ro10">
          <table:table-cell table:style-name="ce2" office:value-type="string">
            <text:p>June 2020 – September 2020</text:p>
          </table:table-cell>
          <table:table-cell/>
          <table:table-cell table:style-name="ce17"/>
          <table:table-cell/>
          <table:table-cell office:value-type="string">
            <text:p>Research Intern at <text:a xlink:href="https://research.adobe.com/">Adobe Research</text:a></text:p>
          </table:table-cell>
          <table:table-cell table:number-columns-repeated="59"/>
        </table:table-row>
        <table:table-row table:style-name="ro13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7" table:number-rows-repeated="2">
          <table:table-cell table:style-name="ce2"/>
          <table:table-cell/>
          <table:table-cell table:style-name="ce17"/>
          <table:table-cell/>
          <table:table-cell table:style-name="ce24"/>
          <table:table-cell table:number-columns-repeated="59"/>
        </table:table-row>
        <table:table-row table:style-name="ro10">
          <table:table-cell table:style-name="ce2" office:value-type="string">
            <text:p>July 2019 – August 2019</text:p>
          </table:table-cell>
          <table:table-cell/>
          <table:table-cell table:style-name="ce17"/>
          <table:table-cell/>
          <table:table-cell table:style-name="ce25" office:value-type="string">
            <text:p><text:a xlink:href="https://dlrl.ca/">Deep Learning and Reinforcement Learning Summer School</text:a></text:p>
          </table:table-cell>
          <table:table-cell table:number-columns-repeated="59"/>
        </table:table-row>
        <table:table-row table:style-name="ro13">
          <table:table-cell table:style-name="ce2"/>
          <table:table-cell/>
          <table:table-cell table:style-name="ce17"/>
          <table:table-cell/>
          <table:table-cell table:style-name="ce26" office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/>
          <table:table-cell table:style-name="ce24"/>
          <table:table-cell table:number-columns-repeated="59"/>
        </table:table-row>
        <table:table-row table:style-name="ro10">
          <table:table-cell table:style-name="ce4" office:value-type="string">
            <text:p>July 2019</text:p>
          </table:table-cell>
          <table:table-cell/>
          <table:table-cell table:style-name="ce17"/>
          <table:table-cell/>
          <table:table-cell office:value-type="string">
            <text:p><text:a xlink:href="https://www.eeml.eu/">Eastern European Machine Learning Summer School</text:a></text:p>
          </table:table-cell>
          <table:table-cell table:number-columns-repeated="59"/>
        </table:table-row>
        <table:table-row table:style-name="ro15">
          <table:table-cell table:style-name="ce4"/>
          <table:table-cell/>
          <table:table-cell table:style-name="ce17"/>
          <table:table-cell/>
          <table:table-cell table:style-name="ce27" office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January 2016 – March 2017</text:p>
          </table:table-cell>
          <table:table-cell/>
          <table:table-cell table:style-name="ce17"/>
          <table:table-cell/>
          <table:table-cell office:value-type="string">
            <text:p>Research Assistant with the University of Hamburg</text:p>
          </table:table-cell>
          <table:table-cell table:number-columns-repeated="59"/>
        </table:table-row>
        <table:table-row table:style-name="ro15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/>
          <table:table-cell table:style-name="ce24"/>
          <table:table-cell table:number-columns-repeated="59"/>
        </table:table-row>
        <table:table-row table:style-name="ro5">
          <table:table-cell table:style-name="ce2" office:value-type="string">
            <text:p>February 2012 – June 2014</text:p>
          </table:table-cell>
          <table:table-cell/>
          <table:table-cell table:style-name="ce17"/>
          <table:table-cell/>
          <table:table-cell office:value-type="string">
            <text:p>Student Assistant with the University of Mannheim</text:p>
          </table:table-cell>
          <table:table-cell table:number-columns-repeated="59"/>
        </table:table-row>
        <table:table-row table:style-name="ro15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Teaching Assistant at the Chair of Software Engineering</text:p>
          </table:table-cell>
          <table:table-cell table:style-name="ce24"/>
          <table:table-cell table:number-columns-repeated="58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8">
          <table:table-cell table:style-name="ce5"/>
          <table:table-cell table:style-name="ce17" table:number-columns-repeated="2"/>
          <table:table-cell table:style-name="ce18" table:number-columns-repeated="4"/>
          <table:table-cell table:number-columns-repeated="57"/>
        </table:table-row>
        <table:table-row table:style-name="ro13">
          <table:table-cell table:style-name="ce6"/>
          <table:table-cell table:style-name="ce18" table:number-columns-repeated="4"/>
          <table:table-cell table:number-columns-repeated="59"/>
        </table:table-row>
        <table:table-row table:style-name="ro9">
          <table:table-cell table:style-name="ce6"/>
          <table:table-cell table:style-name="ce18" table:number-columns-repeated="4"/>
          <table:table-cell table:number-columns-repeated="59"/>
        </table:table-row>
        <table:table-row table:style-name="ro16">
          <table:table-cell table:style-name="ce7" office:value-type="string">
            <text:p>Awards and Scholarships</text:p>
          </table:table-cell>
          <table:table-cell table:style-name="ce17" table:number-columns-repeated="2"/>
          <table:table-cell table:style-name="ce18" table:number-columns-repeated="2"/>
          <table:table-cell table:number-columns-repeated="59"/>
        </table:table-row>
        <table:table-row table:style-name="ro4">
          <table:table-cell table:style-name="ce8"/>
          <table:table-cell table:style-name="ce18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14">
          <table:table-cell table:style-name="ce9" office:value-type="float" office:value="2023">
            <text:p>2023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Adobe Tech Excellence Award (Outstanding Technical Talent)</text:p>
          </table:table-cell>
          <table:table-cell table:number-columns-repeated="59"/>
        </table:table-row>
        <table:table-row table:style-name="ro15">
          <table:table-cell table:style-name="ce9"/>
          <table:table-cell table:style-name="ce18"/>
          <table:table-cell table:style-name="ce17"/>
          <table:table-cell table:style-name="ce18"/>
          <table:table-cell table:style-name="ce28" office:value-type="string">
            <text:p><text:s text:c="3"/>For starting the Firefly initiative and writing &gt;80% of the initial code base</text:p>
          </table:table-cell>
          <table:table-cell table:number-columns-repeated="59"/>
        </table:table-row>
        <table:table-row table:style-name="ro14">
          <table:table-cell table:style-name="ce9" office:value-type="float" office:value="2022">
            <text:p>2022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WACV Best Paper Award</text:p>
          </table:table-cell>
          <table:table-cell table:number-columns-repeated="59"/>
        </table:table-row>
        <table:table-row table:style-name="ro14">
          <table:table-cell table:style-name="ce9" office:value-type="float" office:value="2021">
            <text:p>2021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Outstanding reviewer: ICLR, CVPR</text:p>
          </table:table-cell>
          <table:table-cell table:number-columns-repeated="59"/>
        </table:table-row>
        <table:table-row table:style-name="ro10">
          <table:table-cell table:style-name="ce4" office:value-type="string">
            <text:p>May 2019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8" office:value-type="string">
            <text:p>April 2017 – December 2018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" office:value-type="string">
            <text:p>July 2018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" office:value-type="string">
            <text:p>January 2017</text:p>
          </table:table-cell>
          <table:table-cell table:style-name="ce18"/>
          <table:table-cell table:style-name="ce17"/>
          <table:table-cell table:style-name="ce18"/>
          <table:table-cell table:style-name="ce29" office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2" office:value-type="string">
            <text:p>August 2013 – January 2014</text:p>
          </table:table-cell>
          <table:table-cell table:style-name="ce18"/>
          <table:table-cell table:style-name="ce17"/>
          <table:table-cell table:style-name="ce18"/>
          <table:table-cell table:style-name="ce29" office:value-type="string">
            <text:p>DAAD Scholarship for Semester Abroad</text:p>
          </table:table-cell>
          <table:table-cell table:number-columns-repeated="59"/>
        </table:table-row>
        <table:table-row table:style-name="ro7">
          <table:table-cell table:style-name="ce8"/>
          <table:table-cell table:style-name="ce18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17">
          <table:table-cell table:style-name="ce10"/>
          <table:table-cell table:style-name="ce19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9">
          <table:table-cell table:style-name="ce6"/>
          <table:table-cell table:style-name="ce18" table:number-columns-repeated="4"/>
          <table:table-cell table:number-columns-repeated="59"/>
        </table:table-row>
        <table:table-row table:style-name="ro3">
          <table:table-cell table:style-name="ce11" office:value-type="string">
            <text:p>Selected Publications</text:p>
          </table:table-cell>
          <table:table-cell table:style-name="ce20" table:number-columns-repeated="2"/>
          <table:table-cell table:style-name="ce23" table:number-columns-repeated="2"/>
          <table:table-cell table:number-columns-repeated="59"/>
        </table:table-row>
        <table:table-row table:style-name="ro4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18">
          <table:table-cell table:style-name="ce12" office:value-type="string">
            <text:p>CVPR 2025</text:p>
          </table:table-cell>
          <table:table-cell table:style-name="ce21"/>
          <table:table-cell table:style-name="ce22"/>
          <table:table-cell table:style-name="ce21"/>
          <table:table-cell table:style-name="ce30" office:value-type="string">
            <text:p><text:a xlink:href="https://shotadapter.github.io/">Ozgur Kara, Krishna Kumar Singh, Feng Liu, Duygu Ceylan,</text:a> <text:a xlink:href="https://shotadapter.github.io/">James M. Rehg, Tobias Hinz, ShotAdapter: Text-to-Multi-Shot</text:a> <text:a xlink:href="https://shotadapter.github.io/">Video Generation with Diffusion Models, IEEE Conference on</text:a> <text:a xlink:href="https://shotadapter.github.io/">Computer Vision and Pattern Recognition, 2025</text:a></text:p>
          </table:table-cell>
          <table:table-cell table:number-columns-repeated="59"/>
        </table:table-row>
        <table:table-row table:style-name="ro7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19">
          <table:table-cell table:style-name="ce12" office:value-type="string">
            <text:p>CVPR 2024</text:p>
          </table:table-cell>
          <table:table-cell table:style-name="ce21"/>
          <table:table-cell table:style-name="ce22"/>
          <table:table-cell table:style-name="ce21"/>
          <table:table-cell table:style-name="ce31" office:value-type="string">
            <text:p><text:a xlink:href="https://openaccess.thecvf.com/content/CVPR2024/html/Ham_Personalized_Residuals_for_Concept-Driven_Text-to-Image_Generation_CVPR_2024_paper.html">Cusuh Ham, Matthew Fisher, James Hays, Nicholas Kolkin,</text:a> <text:a xlink:href="https://openaccess.thecvf.com/content/CVPR2024/html/Ham_Personalized_Residuals_for_Concept-Driven_Text-to-Image_Generation_CVPR_2024_paper.html">Yuchen Liu, Richard Zhang, Tobias Hinz: "Personalized</text:a> <text:a xlink:href="https://openaccess.thecvf.com/content/CVPR2024/html/Ham_Personalized_Residuals_for_Concept-Driven_Text-to-Image_Generation_CVPR_2024_paper.html">Residuals for Concept-Driven Text-to-Image Generation", IEEE</text:a> <text:a xlink:href="https://openaccess.thecvf.com/content/CVPR2024/html/Ham_Personalized_Residuals_for_Concept-Driven_Text-to-Image_Generation_CVPR_2024_paper.html">Conference on Computer Vision and Pattern Recognition, 2024</text:a></text:p>
          </table:table-cell>
          <table:table-cell table:number-columns-repeated="59"/>
        </table:table-row>
        <table:table-row table:style-name="ro7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20">
          <table:table-cell table:style-name="ce12" office:value-type="string">
            <text:p>CVPR 2023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>
            <text:p><text:a xlink:href="https://arxiv.org/abs/2212.05034">Shaoan Xie, Zhifei Zhang, Zhe Lin, Tobias Hinz, and</text:a></text:p>
            <text:p><text:a xlink:href="https://arxiv.org/abs/2212.05034">Kun Zhang: "SmartBrush: Text and Shape Guided Object</text:a></text:p>
            <text:p><text:a xlink:href="https://arxiv.org/abs/2212.05034">Inpainting with Diffusion Model", IEEE Conference on Computer</text:a></text:p>
            <text:p><text:a xlink:href="https://arxiv.org/abs/2212.05034">Vision and Pattern Recognition, 2023</text:a></text:p>
          </table:table-cell>
          <table:table-cell table:number-columns-repeated="59"/>
        </table:table-row>
        <table:table-row table:style-name="ro12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21">
          <table:table-cell table:style-name="ce12" office:value-type="string">
            <text:p>ACM ToG 2022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>
            <text:p><text:a xlink:href="https://people.cs.umass.edu/~dliu/projects/ASSET/">Difan Liu, Sandesh Shetty, Tobias Hinz, Matthew Fisher,</text:a></text:p>
            <text:p><text:a xlink:href="https://people.cs.umass.edu/~dliu/projects/ASSET/">Richard Zhang, Taesung Park, and Evangelos Kalogerakis:</text:a></text:p>
            <text:p><text:a xlink:href="https://people.cs.umass.edu/~dliu/projects/ASSET/">"ASSET: Autoregressive Semantic Scene Editing with</text:a></text:p>
            <text:p><text:a xlink:href="https://people.cs.umass.edu/~dliu/projects/ASSET/">Transformers at High Resolutions", ACM Transactions on</text:a></text:p>
            <text:p><text:a xlink:href="https://people.cs.umass.edu/~dliu/projects/ASSET/">Graphics (SIGGRAPH), 2022</text:a></text:p>
          </table:table-cell>
          <table:table-cell table:number-columns-repeated="59"/>
        </table:table-row>
        <table:table-row table:style-name="ro12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22">
          <table:table-cell table:style-name="ce12" office:value-type="string">
            <text:p>WACV 2021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>
            <text:p><text:a xlink:href="https://arxiv.org/abs/2003.11512">Tobias Hinz, Matthew Fisher, Oliver Wang, and Stefan Wermter</text:a>:</text:p>
            <text:p><text:a xlink:href="https://arxiv.org/abs/2003.11512">"Improved Techniques for Training Single Image GANs", IEEE</text:a></text:p>
            <text:p><text:a xlink:href="https://arxiv.org/abs/2003.11512">Winter Conference on Applications of Computer Vision, 2021</text:a></text:p>
          </table:table-cell>
          <table:table-cell table:style-name="ce21"/>
          <table:table-cell table:number-columns-repeated="58"/>
        </table:table-row>
        <table:table-row table:style-name="ro12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23">
          <table:table-cell table:style-name="ce12" office:value-type="string">
            <text:p>TPAMI 2020</text:p>
          </table:table-cell>
          <table:table-cell table:style-name="ce21"/>
          <table:table-cell table:style-name="ce22"/>
          <table:table-cell table:style-name="ce21"/>
          <table:table-cell table:style-name="ce32" office:value-type="string">
            <text:p><text:a xlink:href="https://ieeexplore.ieee.org/document/9184960">Tobias Hinz, Stefan Heinrich, and Stefan Wermter:</text:a> <text:a xlink:href="https://ieeexplore.ieee.org/document/9184960">"Semantic Object Accuracy for Generative Text-to-Image</text:a> <text:a xlink:href="https://ieeexplore.ieee.org/document/9184960">Synthesis", IEEE Transactions on Pattern Analysis and Machine</text:a><text:a xlink:href="https://ieeexplore.ieee.org/document/9184960">Intelligence, 2020</text:a></text:p>
          </table:table-cell>
          <table:table-cell table:number-columns-repeated="59"/>
        </table:table-row>
        <table:table-row table:style-name="ro7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24">
          <table:table-cell table:style-name="ce13" office:value-type="string">
            <text:p>ICLR 2019</text:p>
          </table:table-cell>
          <table:table-cell table:style-name="ce21"/>
          <table:table-cell table:style-name="ce22"/>
          <table:table-cell table:style-name="ce21"/>
          <table:table-cell table:style-name="ce33" office:value-type="string">
            <text:p><text:a xlink:href="https://openreview.net/forum?id=H1edIiA9KQ">Tobias Hinz, Stefan Heinrich, and Stefan Wermter:</text:a> <text:a xlink:href="https://openreview.net/forum?id=H1edIiA9KQ">"Generating Multiple Objects at Spatially Distinct Locations",</text:a> <text:a xlink:href="https://openreview.net/forum?id=H1edIiA9KQ">International Conference on Learning Representations, 2019</text:a>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/>
          <table:table-cell table:style-name="ce34"/>
          <table:table-cell table:number-columns-repeated="59"/>
        </table:table-row>
        <table:table-row table:style-name="ro8">
          <table:table-cell table:style-name="ce5"/>
          <table:table-cell table:style-name="ce17" table:number-columns-repeated="2"/>
          <table:table-cell/>
          <table:table-cell table:style-name="ce34"/>
          <table:table-cell table:number-columns-repeated="59"/>
        </table:table-row>
        <table:table-row table:style-name="ro9">
          <table:table-cell table:style-name="ce5"/>
          <table:table-cell table:style-name="ce18" table:number-columns-repeated="4"/>
          <table:table-cell table:number-columns-repeated="59"/>
        </table:table-row>
        <table:table-row table:style-name="ro10">
          <table:table-cell table:style-name="ce3" office:value-type="string">
            <text:p>Reviewing Service</text:p>
          </table:table-cell>
          <table:table-cell table:style-name="ce17" table:number-columns-repeated="2"/>
          <table:table-cell table:style-name="ce18" table:number-columns-repeated="2"/>
          <table:table-cell table:number-columns-repeated="59"/>
        </table:table-row>
        <table:table-row table:style-name="ro4">
          <table:table-cell table:style-name="ce5"/>
          <table:table-cell table:style-name="ce18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10">
          <table:table-cell table:style-name="ce5" office:value-type="string">
            <text:p><text:s/>Journals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<text:a xlink:href="https://ieeexplore.ieee.org/xpl/RecentIssue.jsp?punumber=34">IEEE TPAMI</text:a>, <text:a xlink:href="https://www.springer.com/journal/11263">IJCV</text:a>, <text:a xlink:href="https://ieeexplore.ieee.org/xpl/RecentIssue.jsp?punumber=83">IEEE TIP</text:a>, <text:a xlink:href="http://ieeesmc.org/publications/transactions-on-smc-systems">IEEE Trans. SMC: Systems</text:a></text:p>
          </table:table-cell>
          <table:table-cell table:number-columns-repeated="59"/>
        </table:table-row>
        <table:table-row table:style-name="ro10">
          <table:table-cell table:style-name="ce5"/>
          <table:table-cell table:style-name="ce18"/>
          <table:table-cell table:style-name="ce17"/>
          <table:table-cell table:style-name="ce18"/>
          <table:table-cell table:style-name="ce35" office:value-type="string">
            <text:p><text:a xlink:href="https://ieeexplore.ieee.org/xpl/RecentIssue.jsp?punumber=5165369">IEEE Trans. Aff. Comp.</text:a>, <text:a xlink:href="https://ieeeaccess.ieee.org/">IEEE Access</text:a></text:p>
          </table:table-cell>
          <table:table-cell table:number-columns-repeated="59"/>
        </table:table-row>
        <table:table-row table:style-name="ro12">
          <table:table-cell table:style-name="ce5"/>
          <table:table-cell table:style-name="ce18"/>
          <table:table-cell table:style-name="ce17"/>
          <table:table-cell table:style-name="ce18"/>
          <table:table-cell table:style-name="ce35"/>
          <table:table-cell table:number-columns-repeated="59"/>
        </table:table-row>
        <table:table-row table:style-name="ro10">
          <table:table-cell table:style-name="ce5" office:value-type="string">
            <text:p>Conferences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<text:a xlink:href="https://iclr.cc/">ICLR</text:a>, <text:a xlink:href="http://cvpr2021.thecvf.com/">CVPR</text:a>, <text:a xlink:href="https://nips.cc/">NeurIPS</text:a>, <text:a xlink:href="http://iccv2021.thecvf.com/home">ICCV</text:a>, <text:a xlink:href="http://www.iros2020.org/">IROS</text:a>, <text:a xlink:href="http://wacv2021.thecvf.com/">WACV</text:a></text:p>
          </table:table-cell>
          <table:table-cell table:number-columns-repeated="59"/>
        </table:table-row>
        <table:table-row table:style-name="ro10">
          <table:table-cell table:style-name="ce5"/>
          <table:table-cell table:style-name="ce18"/>
          <table:table-cell table:style-name="ce17"/>
          <table:table-cell table:style-name="ce18"/>
          <table:table-cell table:style-name="ce18" office:value-type="string">
            <text:p><text:span text:style-name="T2"><text:a xlink:href="https://icml.cc/">ICML</text:a></text:span><text:span text:style-name="T2">,</text:span><text:span text:style-name="T2"><text:a xlink:href="https://asia.siggraph.org/2023/"> SIGGRAPH Asia</text:a></text:span></text:p>
          </table:table-cell>
          <table:table-cell table:number-columns-repeated="59"/>
        </table:table-row>
        <table:table-row table:style-name="ro7">
          <table:table-cell table:style-name="ce5"/>
          <table:table-cell table:style-name="ce18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17">
          <table:table-cell table:style-name="ce5"/>
          <table:table-cell table:style-name="ce17" table:number-columns-repeated="2"/>
          <table:table-cell table:style-name="ce18" table:number-columns-repeated="2"/>
          <table:table-cell table:number-columns-repeated="59"/>
        </table:table-row>
        <table:table-row table:style-name="ro5">
          <table:table-cell table:number-columns-repeated="64"/>
        </table:table-row>
        <table:table-row table:style-name="ro5">
          <table:table-cell office:value-type="string">
            <text:p>San Jose, November, 2025</text:p>
          </table:table-cell>
          <table:table-cell table:number-columns-repeated="63"/>
        </table:table-row>
        <table:table-row table:style-name="ro5" table:number-rows-repeated="2">
          <table:table-cell table:number-columns-repeated="64"/>
        </table:table-row>
        <table:table-row table:style-name="ro5" table:number-rows-repeated="3">
          <table:table-cell table:style-name="Default"/>
          <table:table-cell table:number-columns-repeated="63"/>
        </table:table-row>
        <table:table-row table:style-name="ro5" table:number-rows-repeated="8">
          <table:table-cell table:number-columns-repeated="64"/>
        </table:table-row>
        <table:table-row table:style-name="ro5" table:number-rows-repeated="162">
          <table:table-cell table:style-name="Default" table:number-columns-repeated="64"/>
        </table:table-row>
        <table:table-row table:style-name="ro5" table:number-rows-repeated="1048289">
          <table:table-cell table:number-columns-repeated="64"/>
        </table:table-row>
        <table:table-row table:style-name="ro5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4">11/14/2025</text:date>, <text:time>18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18M20S</meta:editing-duration>
    <meta:editing-cycles>323</meta:editing-cycles>
    <meta:generator>OpenOffice/4.1.16$Unix OpenOffice.org_project/4116m3$Build-9816</meta:generator>
    <dc:date>2025-11-14T18:09:18</dc:date>
    <meta:printed-by>Tobias Hinz</meta:printed-by>
    <meta:print-date>2014-02-13T10:11:59.34</meta:print-date>
    <meta:document-statistic meta:table-count="1" meta:cell-count="107" meta:object-count="0"/>
    <meta:user-defined meta:name="Info 1"/>
    <meta:user-defined meta:name="Info 2"/>
    <meta:user-defined meta:name="Info 3"/>
    <meta:user-defined meta:name="Info 4"/>
  </office:meta>
</office:document-meta>
</file>